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813cm" table:align="left"/>
    </style:style>
    <style:style style:name="Table1.A" style:family="table-column">
      <style:table-column-properties style:column-width="2.66cm"/>
    </style:style>
    <style:style style:name="Table1.B" style:family="table-column">
      <style:table-column-properties style:column-width="4.09cm"/>
    </style:style>
    <style:style style:name="Table1.C" style:family="table-column">
      <style:table-column-properties style:column-width="5.06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hapter 1 — What High Blood Pressure Actually Is</text:span></text:h>
      <text:p text:style-name="Text_20_body">Blood pressure is simply the <text:span text:style-name="Strong_20_Emphasis">force of your blood pushing against your artery walls</text:span>. You need some pressure to stay alive. Too little pressure and you faint. Too much pressure and the arteries slowly get damaged.</text:p>
      <text:p text:style-name="Text_20_body">That’s the whole idea. The rest is detail.</text:p>
      <text:p text:style-name="Text_20_body">Doctors measure it with two numbers, like <text:span text:style-name="Strong_20_Emphasis">130/80</text:span>.</text:p>
      <text:list text:style-name="L1">
        <text:list-item>
          <text:p text:style-name="P1">The top number (systolic) is the pressure when your heart contracts.</text:p>
        </text:list-item>
        <text:list-item>
          <text:p text:style-name="P1">The bottom number (diastolic) is the pressure when your heart relaxes.</text:p>
        </text:list-item>
      </text:list>
      <text:p text:style-name="Text_20_body">If the numbers are high even when you’re resting, that’s called <text:span text:style-name="Strong_20_Emphasis">hypertension</text:span>. The word sounds dramatic, but it just means your arteries are under unnecessary strain all day.</text:p>
      <text:h text:style-name="Heading_20_3" text:outline-level="3"><text:span text:style-name="Strong_20_Emphasis">Why It’s Dangerous</text:span></text:h>
      <text:p text:style-name="Text_20_body">High blood pressure rarely aches or hurts. You can feel perfectly fine while it quietly damages the body. That’s why it’s called <text:span text:style-name="Strong_20_Emphasis">the silent killer</text:span>.</text:p>
      <text:p text:style-name="Text_20_body">Over time, high blood pressure:</text:p>
      <text:list text:style-name="L2">
        <text:list-item>
          <text:p text:style-name="P2">weakens artery walls,</text:p>
        </text:list-item>
        <text:list-item>
          <text:p text:style-name="P2">stiffens them (less flexible),</text:p>
        </text:list-item>
        <text:list-item>
          <text:p text:style-name="P2">forces the heart to work harder, and</text:p>
        </text:list-item>
        <text:list-item>
          <text:p text:style-name="P2">speeds up wear and tear on the brain, kidneys, and eyes.</text:p>
        </text:list-item>
      </text:list>
      <text:p text:style-name="Text_20_body">Most strokes, many heart attacks, and a lot of kidney failure cases have one thing in common: <text:span text:style-name="Strong_20_Emphasis">years of untreated or poorly controlled high blood pressure</text:span>.</text:p>
      <text:h text:style-name="Heading_20_3" text:outline-level="3"><text:span text:style-name="Strong_20_Emphasis">What “Normal” Actually Means</text:span></text:h>
      <text:p text:style-name="Text_20_body">Different organisations publish different numbers, which confuses people. Ignore the debates. A simple and global view is enough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sult</text:p>
            </table:table-cell>
            <table:table-cell table:style-name="Table1.A1" office:value-type="string">
              <text:p text:style-name="Table_20_Heading">Systolic (top number)</text:p>
            </table:table-cell>
            <table:table-cell table:style-name="Table1.A1" office:value-type="string">
              <text:p text:style-name="Table_20_Heading">Diastolic (bottom number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rmal</text:span></text:p>
          </table:table-cell>
          <table:table-cell table:style-name="Table1.A1" office:value-type="string">
            <text:p text:style-name="Table_20_Contents">below 120</text:p>
          </table:table-cell>
          <table:table-cell table:style-name="Table1.A1" office:value-type="string">
            <text:p text:style-name="Table_20_Contents">below 8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gh Normal</text:span></text:p>
          </table:table-cell>
          <table:table-cell table:style-name="Table1.A1" office:value-type="string">
            <text:p text:style-name="Table_20_Contents">120–139</text:p>
          </table:table-cell>
          <table:table-cell table:style-name="Table1.A1" office:value-type="string">
            <text:p text:style-name="Table_20_Contents">80–89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ypertension</text:span></text:p>
          </table:table-cell>
          <table:table-cell table:style-name="Table1.A1" office:value-type="string">
            <text:p text:style-name="Table_20_Contents">140 or more</text:p>
          </table:table-cell>
          <table:table-cell table:style-name="Table1.A1" office:value-type="string">
            <text:p text:style-name="Table_20_Contents">90 or more</text:p>
          </table:table-cell>
        </table:table-row>
      </table:table>
      <text:p text:style-name="Text_20_body">You don’t need to memorise ranges. If your blood pressure is regularly over <text:span text:style-name="Strong_20_Emphasis">140/90</text:span>, it needs attention. If it’s consistently under <text:span text:style-name="Strong_20_Emphasis">120/80</text:span>, you’re doing well.</text:p>
      <text:p text:style-name="Text_20_body">Anything in between is a warning sign. That’s where most people sit — <text:span text:style-name="Strong_20_Emphasis">not sick, but heading there</text:span>.</text:p>
      <text:h text:style-name="Heading_20_3" text:outline-level="3"><text:span text:style-name="Strong_20_Emphasis">A Simple Way to Think About It</text:span></text:h>
      <text:p text:style-name="Text_20_body">Imagine your arteries are pipes. High pressure doesn’t usually burst them today, but the constant strain <text:span text:style-name="Strong_20_Emphasis">ages them prematurely</text:span>. Bad pipes eventually leak, clog, or burst. Same story with your brain and heart.</text:p>
      <text:p text:style-name="Text_20_body"><text:soft-page-break/>Most people don’t collapse because their pressure is high today. They collapse because it was high for the last ten years.</text:p>
      <text:p text:style-name="Horizontal_20_Line"/>
      <text:h text:style-name="Heading_20_3" text:outline-level="3"><text:span text:style-name="Strong_20_Emphasis">End of Chapter 1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3:57:13.459029113</meta:creation-date>
    <dc:date>2025-11-26T13:59:03.956953223</dc:date>
    <meta:editing-duration>PT1M51S</meta:editing-duration>
    <meta:editing-cycles>1</meta:editing-cycles>
    <meta:document-statistic meta:table-count="1" meta:image-count="0" meta:object-count="0" meta:page-count="2" meta:paragraph-count="35" meta:word-count="354" meta:character-count="2079" meta:non-whitespace-character-count="1766"/>
    <meta:generator>LibreOffice/24.2.7.2$Linux_X86_64 LibreOffice_project/420$Build-2</meta:generator>
  </office:meta>
</office:document-meta>
</file>